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7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7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7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bd0e5"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5"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96"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9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9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9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letter-spacing="normal" fo:font-style="normal" fo:font-weight="normal" loext:padding="0cm" loext:border="none"/>
    </style:style>
    <style:style style:name="T57" style:family="text">
      <style:text-properties fo:font-variant="normal" fo:text-transform="none" fo:letter-spacing="normal" fo:font-style="normal" fo:font-weight="normal" officeooo:rsid="0023eccc" loext:padding="0cm" loext:border="none"/>
    </style:style>
    <style:style style:name="T58" style:family="text">
      <style:text-properties style:text-line-through-style="none" style:text-line-through-type="none" officeooo:rsid="001cbc37"/>
    </style:style>
    <style:style style:name="T59" style:family="text">
      <style:text-properties officeooo:rsid="001cbc37"/>
    </style:style>
    <style:style style:name="T60" style:family="text">
      <style:text-properties officeooo:rsid="009288b2"/>
    </style:style>
    <style:style style:name="T61" style:family="text">
      <style:text-properties officeooo:rsid="008aa1e1"/>
    </style:style>
    <style:style style:name="T62" style:family="text">
      <style:text-properties officeooo:rsid="0088e65a"/>
    </style:style>
    <style:style style:name="T63" style:family="text">
      <style:text-properties officeooo:rsid="0090bbe2"/>
    </style:style>
    <style:style style:name="T64" style:family="text">
      <style:text-properties officeooo:rsid="009455c3"/>
    </style:style>
    <style:style style:name="T65" style:family="text">
      <style:text-properties officeooo:rsid="008e43e5"/>
    </style:style>
    <style:style style:name="T66" style:family="text">
      <style:text-properties officeooo:rsid="008ee5a5"/>
    </style:style>
    <style:style style:name="T67" style:family="text">
      <style:text-properties officeooo:rsid="0020d246"/>
    </style:style>
    <style:style style:name="T68" style:family="text">
      <style:text-properties officeooo:rsid="006e0160"/>
    </style:style>
    <style:style style:name="T69" style:family="text">
      <style:text-properties fo:color="#1c1d1e"/>
    </style:style>
    <style:style style:name="T70" style:family="text">
      <style:text-properties fo:color="#333333" style:font-name="Liberation Sans" style:font-size-asian="12pt" style:font-size-complex="12pt"/>
    </style:style>
    <style:style style:name="T71" style:family="text">
      <style:text-properties officeooo:rsid="002f6d0d"/>
    </style:style>
    <style:style style:name="T72" style:family="text">
      <style:text-properties officeooo:rsid="0030ab0a"/>
    </style:style>
    <style:style style:name="T73" style:family="text">
      <style:text-properties officeooo:rsid="0031ea9c"/>
    </style:style>
    <style:style style:name="T74" style:family="text">
      <style:text-properties officeooo:rsid="00330a05"/>
    </style:style>
    <style:style style:name="T75" style:family="text">
      <style:text-properties officeooo:rsid="00331d9d"/>
    </style:style>
    <style:style style:name="T76" style:family="text">
      <style:text-properties officeooo:rsid="003359d1"/>
    </style:style>
    <style:style style:name="T77" style:family="text">
      <style:text-properties officeooo:rsid="0034cbb2"/>
    </style:style>
    <style:style style:name="T78" style:family="text">
      <style:text-properties officeooo:rsid="003b980d"/>
    </style:style>
    <style:style style:name="T79" style:family="text">
      <style:text-properties officeooo:rsid="003d1433"/>
    </style:style>
    <style:style style:name="T80" style:family="text">
      <style:text-properties officeooo:rsid="003da135"/>
    </style:style>
    <style:style style:name="T81" style:family="text">
      <style:text-properties officeooo:rsid="003f5102"/>
    </style:style>
    <style:style style:name="T82" style:family="text">
      <style:text-properties officeooo:rsid="000ce571" fo:background-color="#ffff00" loext:char-shading-value="0"/>
    </style:style>
    <style:style style:name="T83" style:family="text">
      <style:text-properties officeooo:rsid="000ed15d" fo:background-color="#ffff00" loext:char-shading-value="0"/>
    </style:style>
    <style:style style:name="T84" style:family="text">
      <style:text-properties officeooo:rsid="0041f96a" fo:background-color="#ffff00" loext:char-shading-value="0"/>
    </style:style>
    <style:style style:name="T85" style:family="text">
      <style:text-properties officeooo:rsid="012c55f9"/>
    </style:style>
    <style:style style:name="T86" style:family="text">
      <style:text-properties officeooo:rsid="004c2ae6"/>
    </style:style>
    <style:style style:name="T87" style:family="text">
      <style:text-properties officeooo:rsid="004fd715"/>
    </style:style>
    <style:style style:name="T88" style:family="text">
      <style:text-properties officeooo:rsid="0050e4e0"/>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officeooo:rsid="007520a9" fo:background-color="#ff8000" loext:char-shading-value="0"/>
    </style:style>
    <style:style style:name="T91" style:family="text">
      <style:text-properties officeooo:rsid="0055e0ff"/>
    </style:style>
    <style:style style:name="T92" style:family="text">
      <style:text-properties officeooo:rsid="0062d8ac"/>
    </style:style>
    <style:style style:name="T93" style:family="text">
      <style:text-properties officeooo:rsid="0066c22e"/>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officeooo:rsid="006d6562"/>
    </style:style>
    <style:style style:name="T96" style:family="text">
      <style:text-properties officeooo:rsid="0071b505"/>
    </style:style>
    <style:style style:name="T97" style:family="text">
      <style:text-properties officeooo:rsid="00749c35"/>
    </style:style>
    <style:style style:name="T98" style:family="text">
      <style:text-properties officeooo:rsid="007520a9"/>
    </style:style>
    <style:style style:name="T99" style:family="text">
      <style:text-properties officeooo:rsid="007520a9" fo:background-color="#5983b0" loext:char-shading-value="0"/>
    </style:style>
    <style:style style:name="T100" style:family="text">
      <style:text-properties officeooo:rsid="007520a9" fo:background-color="#00a933" loext:char-shading-value="0"/>
    </style:style>
    <style:style style:name="T101" style:family="text">
      <style:text-properties officeooo:rsid="007520a9" fo:background-color="#c9211e" loext:char-shading-value="0"/>
    </style:style>
    <style:style style:name="T102" style:family="text">
      <style:text-properties style:font-size-asian="10.5pt" style:font-size-complex="12pt"/>
    </style:style>
    <style:style style:name="T103" style:family="text">
      <style:text-properties officeooo:rsid="00760e74" style:font-size-asian="10.5pt" style:font-size-complex="12pt"/>
    </style:style>
    <style:style style:name="T104" style:family="text">
      <style:text-properties officeooo:rsid="00764a43" style:font-size-asian="10.5pt" style:font-size-complex="12pt"/>
    </style:style>
    <style:style style:name="T105" style:family="text">
      <style:text-properties officeooo:rsid="00778401" style:font-size-asian="10.5pt" style:font-size-complex="12pt"/>
    </style:style>
    <style:style style:name="T106" style:family="text">
      <style:text-properties officeooo:rsid="00764a43"/>
    </style:style>
    <style:style style:name="T107" style:family="text">
      <style:text-properties officeooo:rsid="007d3151"/>
    </style:style>
    <style:style style:name="T108" style:family="text">
      <style:text-properties officeooo:rsid="00847158"/>
    </style:style>
    <style:style style:name="T109" style:family="text">
      <style:text-properties officeooo:rsid="00774931"/>
    </style:style>
    <style:style style:name="T110" style:family="text">
      <style:text-properties style:font-name="Liberation Serif1"/>
    </style:style>
    <style:style style:name="T111" style:family="text">
      <style:text-properties style:font-name="Liberation Serif1" fo:font-weight="bold"/>
    </style:style>
    <style:style style:name="T112" style:family="text">
      <style:text-properties style:font-name="Liberation Serif1" fo:font-weight="bold" officeooo:rsid="009534a7"/>
    </style:style>
    <style:style style:name="T113" style:family="text">
      <style:text-properties style:font-name="Liberation Serif1" fo:font-style="italic"/>
    </style:style>
    <style:style style:name="T114" style:family="text">
      <style:text-properties officeooo:rsid="0262bb01"/>
    </style:style>
    <style:style style:name="T115" style:family="text">
      <style:text-properties officeooo:rsid="0265e15b"/>
    </style:style>
    <style:style style:name="T116" style:family="text">
      <style:text-properties officeooo:rsid="025f8748"/>
    </style:style>
    <style:style style:name="T117" style:family="text">
      <style:text-properties style:text-position="-33% 80%" officeooo:rsid="025f8748"/>
    </style:style>
    <style:style style:name="T118" style:family="text">
      <style:text-properties officeooo:rsid="026966a0"/>
    </style:style>
    <style:style style:name="T119" style:family="text">
      <style:text-properties style:font-name="sans-serif" fo:font-size="10.5pt"/>
    </style:style>
    <style:style style:name="T120" style:family="text">
      <style:text-properties style:font-name="sans-serif" fo:font-size="10.5pt" officeooo:rsid="0090fe3f"/>
    </style:style>
    <style:style style:name="T121" style:family="text">
      <style:text-properties style:font-name="Liberation Sans" officeooo:rsid="0093a60f"/>
    </style:style>
    <style:style style:name="T122" style:family="text">
      <style:text-properties officeooo:rsid="0095861a"/>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82">s, DD retrasa la fase y LL la adelant</text:span><text:span text:style-name="T83">a</text:span><text:span text:style-name="T82">. </text:span><text:span text:style-name="T84">MIRAR SI ESO PASA CON TAURI. </text:span><text:span text:style-name="T82">LL muy alta desincroniza el reloj por completo. </text:span><text:span text:style-name="T83">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59">##########################</text:span>INTRO</text:p>
      <text:p text:style-name="P5"/>
      <text:p text:style-name="P7"/>
      <text:p text:style-name="P31"><text:span text:style-name="T62">Estructuras </text:span><text:span text:style-name="T63">de internet</text:span><text:span text:style-name="T62">: </text:span></text:p>
      <text:p text:style-name="P31"><text:span text:style-name="T46">1.</text:span><text:span text:style-name="T45">La justificación de la selección del tema que se va a desarrollar.</text:span></text:p>
      <text:list xml:id="list3669383240" text:style-name="L1">
        <text:list-header>
          <text:p text:style-name="P96"><text:span text:style-name="T62">2</text:span>Algunos antecedentes.</text:p>
        </text:list-header>
      </text:list>
      <text:p text:style-name="P38"><text:soft-page-break/><text:span text:style-name="T62">3.</text:span>El propósito del trabajo de investigación, es decir, hacia dónde el autor dirige sus pasos con la <text:span text:style-name="T23">tesis</text:span>.</text:p>
      <text:p text:style-name="P38"><text:span text:style-name="T62">4.</text:span>La exposición general del tema.</text:p>
      <text:p text:style-name="P30">Ó :</text:p>
      <text:p text:style-name="P29">1.Establecer la importancia del tema.</text:p>
      <text:p text:style-name="P39"><text:span text:style-name="T62">2.</text:span>Discutir investigaciones previas y / o actuales en el campo</text:p>
      <text:p text:style-name="P39"><text:span text:style-name="T62">3.</text:span>Identificar el problema y explicar el enfoque adoptado para resolverlo.</text:p>
      <text:p text:style-name="P39"><text:span text:style-name="T62">4.</text:span>Describir brevemente el presente documento.</text:p>
      <text:p text:style-name="P39"/>
      <text:p text:style-name="P34">Yo creo que: </text:p>
      <text:p text:style-name="P37">Igual hacer un párrafo introductorio <text:span text:style-name="T60">hablando del objetivo principal del trabajo, y dentro de que disciplinas se encuentra. Así hablar</text:span> de las disciplinas que este trabajo une, y como esas displinas beben <text:span text:style-name="T60">de computacion, matematicas </text:span><text:span text:style-name="T64">y</text:span><text:span text:style-name="T60"> biologia molecular. </text:span></text:p>
      <text:p text:style-name="P37"/>
      <text:p text:style-name="P6"><text:span text:style-name="T4">Idea principal descartada :</text:span><text:span text:style-name="T86"> </text:span>1. Cronobiologia:</text:p>
      <text:p text:style-name="P47"><text:span text:style-name="T60">que es, </text:span>presencia de ritmos biologicos, <text:span text:style-name="T61">(desde poblaciones a genes)</text:span> sentido biológico de los mismos, distribuicion de estos ritmos, <text:span text:style-name="T78">ejemplos de experimentos con todos esos ritmos. </text:span><text:span text:style-name="T61">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61">estudio del reloj circadiano</text:span> en humanos y otros organismos. Mencionar los grandes <text:span text:style-name="T61">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61">Algunos efectos observados en plantas a simple vista, <text:s/></text:span><text:span text:style-name="T26">y hacer review del campo en plantas.</text:span><text:span text:style-name="T61"> mencionar el interés de observar estos efectos sobre las algas y poder aplicar ese conocimiento al cultivo </text:span><text:span text:style-name="T26">in</text:span><text:span text:style-name="T61">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86">: </text:span><text:span text:style-name="T81">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79">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80"> </text:span><text:span text:style-name="T35">P</text:span><text:span text:style-name="T36">or qué es importante: Como se relaciona y afecta esto globalmente a los humanos</text:span><text:span text:style-name="T34">,primera observación mimosa, </text:span><text:span text:style-name="T80">buscar otros ejemplos de pioneros (alguna pionera?), </text:span><text:span text:style-name="T34">seguir con otros descubrimientos como el primer gen, el primer procariota, etc</text:span><text:span text:style-name="T80">.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80">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81">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85">493</text:span></text:p>
      <text:p text:style-name="P44"/>
      <text:p text:style-name="P70"><text:span text:style-name="T50">f</text:span><text:span text:style-name="T49">igura timeline:</text:span></text:p>
      <text:p text:style-name="P69"><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49"/>
      <text:p text:style-name="P45">ideas papers: </text:p>
      <text:p text:style-name="P34">-<text:span text:style-name="T75">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text:soft-page-break/>- <text:span text:style-name="T71">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71">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pan text:style-name="T71">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71">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71">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71">i</text:span>ncreasing reproductive fitness (Beaver et al, 2002).</text:p>
      <text:p text:style-name="P34"/>
      <text:p text:style-name="P34">-<text:span text:style-name="T72">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40"/>
      <text:p text:style-name="P42">-<text:span text:style-name="T73">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77">(Bünning, E. Über die Erblichkeit der Tagesperiodizität bei</text:span></text:p>
      <text:p text:style-name="P43">den Phaseolus Blättern. Jahrbücher für wissenschaftliche</text:p>
      <text:p text:style-name="P42"><text:span text:style-name="T77">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73">The complexity </text:span>of the clock was viewed as an obstacle to its genetic analysis. Eventually, pioneering mutagenesis screens</text:p>
      <text:p text:style-name="P42">revealed the first clock gene (Period) in Drosophila melanogaster (Konopka &amp; <text:span text:style-name="T73">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74">Relacion: As our society moves towards a worldwide ‘24/7’ culture, with </text:span>shift work and jet lag almost the norm, circadian clock research is becoming highly relevant to human health, behaviour and quality of life. Chronotype <text:span text:style-name="T74">(Entrained phase is described by ‘chronotype’, a term that reflects the preferred timing of activity and rest during the day)</text:span> is our only handle on human clock genetics in real life. Understanding the complex genetics (and possibly epigenetics <text:span text:style-name="T76">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76">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text:soft-page-break/></text:p>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65">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65">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65"> Hablar de como se van abaratando con el tiempo a medida que se desarrollan. </text:span><text:span text:style-name="T66">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66">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66">. </text:span><text:span text:style-name="T22">Destacar con la leyenda o de otra forma la importancia de los estudios dentro de esta disciplina debido a la gran aportación que supone para la ciencia estudiar un proceso de forma holística, </text:span><text:span text:style-name="T65">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66">.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text:soft-page-break/></text:p>
      <text:p text:style-name="P67"><text:span text:style-name="T47">-</text:span><text:span text:style-name="T56">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7"><text:span text:style-name="T56">-</text:span><text:span text:style-name="T57">Primeras tecnicas de secuenciación 45 years ago</text:span></text:p>
      <text:p text:style-name="P67"><text:span text:style-name="T47">-</text:span><text:span text:style-name="T56">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70">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7"><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oft-page-break/><text:span text:style-name="T58">-</text:span><text:span text:style-name="T69">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89">These data suggest also that the circadian clock restricts cell division to a window of time, rather than to a specific time, the metabolic status being responsible for the period variation within this time window.</text:span></text:p>
      <text:p text:style-name="P62"/>
      <text:p text:style-name="P62"><text:soft-page-break/><text:span text:style-name="T87">12/12 Cells entered in S phase at ZT7 and exited at ZT16. Cells G2/M were present from ZT10 to ZT19. </text:span><text:span text:style-name="T95">En LD se atrasa y SD se adelanta, con respecto a estos datos en ND</text:span></text:p>
      <text:p text:style-name="P55">-Most genes under investigation (32/37) were rhythmically transcribed.</text:p>
      <text:p text:style-name="P55">-<text:span text:style-name="T88">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91">(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92">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93">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94">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67">(30 - 40)</text:span><text:line-break/>AlgaeFUN with MARACAS</text:p>
      <text:p text:style-name="P8">Chlorophyta</text:p>
      <text:p text:style-name="P8">Tabla con las características genómicas y fisiológicas. </text:p>
      <text:p text:style-name="P9">Paper de Haematococcus <text:span text:style-name="T68">y klebsormidium </text:span></text:p>
      <text:p text:style-name="P9"/>
      <text:p text:style-name="P9">Chapter 3. </text:p>
      <text:p text:style-name="P10">Transcriptomics diurnal/seasonal. </text:p>
      <text:p text:style-name="P10"/>
      <text:p text:style-name="P10">Chapter 4. </text:p>
      <text:p text:style-name="P10">Proteomics diurnal/sea<text:span text:style-name="T108">sonal</text:span>. </text:p>
      <text:p text:style-name="P10"/>
      <text:p text:style-name="P10">Chapter 5. </text:p>
      <text:p text:style-name="P10">Physiological. Integration</text:p>
      <text:p text:style-name="P27"><text:span text:style-name="T121">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74">Results</text:p>
      <text:p text:style-name="P74"/>
      <text:p text:style-name="P74"/>
      <text:p text:style-name="P75">Chapter1: ideas: </text:p>
      <text:p text:style-name="P92"><text:span text:style-name="T102">Comenzar con una intro a la necesidad de herramientas que permitan procesar datos ómicos y explorar sus resultados en microalgas </text:span><text:span text:style-name="T104">para avanzar en la investigacion de este campo. </text:span><text:span text:style-name="T105">Justifificacion: </text:span><text:span text:style-name="T103">Qué es esta herramienta. </text:span></text:p>
      <text:p text:style-name="P76"/>
      <text:p text:style-name="P76">Implementación: </text:p>
      <text:p text:style-name="P78"><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text:span><text:soft-page-break/><text:span text:style-name="T39">archivos para que todos esten en el mismo formato.</text:span><text:span text:style-name="T96"> </text:span><text:span text:style-name="T39">Desarrollo de los paquetes. </text:span><text:span text:style-name="T38">Describir pipeline tanto de rna-seq como de chipseq (paper). </text:span><text:span text:style-name="T96">Figuras del paper. </text:span></text:p>
      <text:p text:style-name="P94"><text:span text:style-name="T96">Terminar con parrafo introductorio a los estudios del lab donde se ha usado la webtool: haematococcus y klebs. El uso de la app en el analisis de esos datos de rnaseq ha aportado conclusiones novedosas que han sido publicadas con éxito. Además de</text:span><text:span text:style-name="T106">l analisis de</text:span><text:span text:style-name="T96"> datos de chipseq que </text:span><text:span text:style-name="T106">han sido</text:span><text:span text:style-name="T96"> generados como parte de otro proyecto, que debido a no estar aun publicado, se usarán otros datos de chipseq ya publicados como caso de estudio. </text:span></text:p>
      <text:p text:style-name="P77"/>
      <text:p text:style-name="P80">Caso de estudio 1: RNA-seq analysis de klebsormidium <text:span text:style-name="T97">y haematococcus</text:span>.</text:p>
      <text:p text:style-name="P93">Explicar las bases del estudio de klebsormidium brevemente <text:span text:style-name="T98">como estudio de ciencia básica</text:span> <text:span text:style-name="T98">y el de haematococcus como estudio con aplicación biotecnologa. P</text:span>asar al resultado generado con maracas <text:span text:style-name="T97">Meter aquí el report de maracas. </text:span><text:span text:style-name="T98">Mencionar el efecto represor de las condiciones de haematoccocus y el equilibrado de klebs sobre los volcano. Bien agrupadas las muestras en ambos casos con el pca.</text:span><text:span text:style-name="T97"> </text:span><text:s/>Usar como ejemplo el caso de estudio del paper. <text:span text:style-name="T98">Pasa al uso</text:span><text:span text:style-name="T97"> de la interfaz grafica de tauri. </text:span><text:span text:style-name="T98">((añadir figura con el pantallazo de la interfaz)</text:span></text:p>
      <text:p text:style-name="P93"><text:span text:style-name="T98">Menciona los ejemplos de GO y KEGG de la figura final.</text:span><text:span text:style-name="T97"> Comentar al final brevemente algunas conclusiones relevantes que se pudieron sacar gracias a este analisis.</text:span></text:p>
      <text:p text:style-name="P81"><text:span text:style-name="T98">((Hacer una figura bonita con el </text:span><text:span text:style-name="T90">volcano plot, pca,</text:span><text:span text:style-name="T98"> y </text:span><text:span text:style-name="T99">enrichment analysis GO y KEGG</text:span><text:span text:style-name="T98"> de </text:span><text:span text:style-name="T100">klebsormidium</text:span><text:span text:style-name="T98">. Hacer otra igual para </text:span><text:span text:style-name="T101">haematococcus.</text:span><text:span text:style-name="T98">))</text:span></text:p>
      <text:p text:style-name="P81"/>
      <text:p text:style-name="P80">Caso de estudio <text:span text:style-name="T106">2</text:span>: Chip-seq analysis de already published data chlamy.</text:p>
      <text:p text:style-name="P82"><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83"/>
      <text:p text:style-name="P84"><text:span text:style-name="T107">Valuation of the contribution of ALGAEFUN with MARACAS to the field</text:span>: </text:p>
      <text:p text:style-name="P79"><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96">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text:span><text:soft-page-break/><text:span text:style-name="T27">laboratorio </text:span><text:span text:style-name="T43">publicados y no publicados aun (mencionarlos) </text:span><text:span text:style-name="T42">y esperamos que contribuya a la aplicación de técnicas omicas en microalgas.</text:span></text:p>
      <text:p text:style-name="P85"><text:span text:style-name="T109">C</text:span>apitulo 2: transcriptomica. </text:p>
      <text:p text:style-name="P86">supp1 (rna reability), </text:p>
      <text:p text:style-name="P86">fig 1(analisis de ritmicidad),</text:p>
      <text:p text:style-name="P89">Venn y boxplot en una: </text:p>
      <text:p text:style-name="P86"><text:span text:style-name="T111">(A)</text:span> <text:span text:style-name="T110">Venn diagram comparing rhythmic</text:span> <text:span text:style-name="T110">genes under long day (LD, 16h light / 8h dark) conditions (light blue circle) and short day (SD, 8h light / 16h dark) conditions (light red circle). Genes exhibiting rhythmic expression patterns are almost identical under both photoperiodic entrainments. </text:span><text:span text:style-name="T111">(B)</text:span> <text:span text:style-name="T110">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p-value of 1.45 × 10-4 computed using Mann-Whitney-Wilcoxon test. Gene expression levels are measured as FPKM (Fragments Per Kilobase of transcript per Million fragments mapped).</text:span></text:p>
      <text:p text:style-name="P86"/>
      <text:p text:style-name="P86"/>
      <text:p text:style-name="P88">fig 2 (efecto de free running conditions),</text:p>
      <text:h text:style-name="P95" text:outline-level="1">Modeling a circadian surface para el adelanto de la fase acorte del periodo en DD</text:h>
      <text:p text:style-name="P88"><text:s/>supp 4 (efecto de desincronizacion)</text:p>
      <text:p text:style-name="P68"><text:span text:style-name="T120">under both photoperiods parece que tiene un fuerte efecto LL desincronizador como se ha visto que ocurre en mamiferos y plantas. </text:span><text:span text:style-name="T114">por eso DD es mayor. </text:span><text:bookmark text:name="screen-reader-main-title"/><text:span text:style-name="T118">desincriza con la reduccion de amplitud FIG 22 (</text:span>Layers of crosstalk between circadian regulation and environmental signalling in plants<text:span text:style-name="T118">)</text:span></text:p>
      <text:p text:style-name="P64"><text:span text:style-name="T114"><text:s/></text:span><text:bookmark text:name="jumplink-kiac204-B28"/><text:a xlink:type="simple" xlink:href="javascript:;" text:style-name="Internet_20_link" text:visited-style-name="Visited_20_Internet_20_Link">Graf et al., 2010</text:a>).</text:p>
      <text:p text:style-name="P88"/>
      <text:p text:style-name="P90">Barplots y l/o plots en otra:</text:p>
      <text:p text:style-name="P90">recordar definicion de proceso circadiano. Por eso ahora analizamos el mantenimiento de la ritmicidad de los niveles de expresion bajo free running conditions. </text:p>
      <text:p text:style-name="P91">One of the main observations is that the maintainance of rhythmic expression profiles is dependent on the photoperiod of entrainment. </text:p>
      <text:p text:style-name="P98"><text:span text:style-name="T114">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99"><text:soft-page-break/><text:span text:style-name="T114"><text:s/>solo LL dependientes del photoperiodo fig 21 B y DD dependientes del skotoperiodo fig 21 D, y seguramente regulados por otros mecanismos regulatorios como es el caso del ciclo celular que ya esta descrito </text:span><text:span text:style-name="T115">(</text:span><text:bookmark text:name="_NBK6251_1"/><text:span text:style-name="T116">Circadian Organization in the Algal Flagellate </text:span><text:span text:style-name="T17">Euglena </text:span><text:span text:style-name="T18">y chlamy (Cell cycle control by timer and sizer in Chlamydomonas) as well as in tauri (la del ciclo y fase S)</text:span><text:span text:style-name="T116"> </text:span><text:span text:style-name="T114"><text:s/>que tiene doble regulacion por el clock y el crecimiento celular-- </text:span><text:span text:style-name="T116">G</text:span><text:span text:style-name="T117">1</text:span><text:span text:style-name="T116">-phase cells is light-dependent </text:span><text:span text:style-name="T114">depende de la luz lo cual tiene sentido por la fotosintesis (CITA)</text:span></text:p>
      <text:p text:style-name="P71"><text:span text:style-name="T119">The strongest group of genes translated at night</text:span><text:line-break/><text:span text:style-name="T119">was</text:span> <text:span text:style-name="T119">that</text:span> <text:span text:style-name="T119">encoding</text:span> <text:span text:style-name="T119">ribosomal</text:span> <text:span text:style-name="T119">proteins.</text:span> <text:span text:style-name="T119">Since</text:span> <text:span text:style-name="T119">ribosome</text:span><text:line-break/><text:span text:style-name="T119">biosynthesis occupies a large part of the transcriptional</text:span><text:line-break/><text:span text:style-name="T119">and translational machinery of the cell, it seems logical to</text:span><text:line-break/><text:span text:style-name="T119">produce them when there are fewer processes going on</text:span></text:p>
      <text:p text:style-name="P73"/>
      <text:p text:style-name="P66">~~~~~~~~~terminar con bona fide</text:p>
      <text:p text:style-name="P98"><text:span text:style-name="T114">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98"/>
      <text:p text:style-name="P97">Su perfil de expresion no se vuelve flat or noisy bajo ninguna de las condiciones estudiadasFIG 22 B Analisis funcional de ellos FIG 22 C comentar con biblio que son los mecanismos mas primitivos. </text:p>
      <text:p text:style-name="P72"/>
      <text:p text:style-name="P65"><text:span text:style-name="T111">(</text:span><text:span text:style-name="T112">A</text:span><text:span text:style-name="T111">)</text:span> <text:span text:style-name="T110">Venn diagram comparing circadian genes identified after LD entrainment (blue circle) and after SD entrainment (red circle). Only a reduced number of genes are identified as </text:span><text:span text:style-name="T113">bona fide</text:span> <text:span text:style-name="T110">circadian maintaining rhythmicity under the free running conditions LL and DD after both LD and SD entrainments. </text:span><text:span text:style-name="T112">B</text:span><text:span text:style-name="T111">)</text:span> <text:span text:style-name="T110">Gene expression profiles under LD, SD, LL and DD of </text:span><text:span text:style-name="T113">RuBisCO Activase</text:span> <text:span text:style-name="T110">(</text:span><text:span text:style-name="T113">ostta04g02510</text:span><text:span text:style-name="T110">, </text:span><text:span text:style-name="T113">RCA</text:span><text:span text:style-name="T110">) exemplifying </text:span><text:span text:style-name="T113">bona fide</text:span> <text:span text:style-name="T110">circadian genes that maintain rhythmicity under</text:span> <text:span text:style-name="T110">light/dark cycles as well as free running conditions. </text:span><text:span text:style-name="T111">(</text:span><text:span text:style-name="T112">C)</text:span> <text:span text:style-name="T110">Treemap summarizing the biological processes significantly enriched over the </text:span><text:span text:style-name="T113">bona fide</text:span> <text:span text:style-name="T110">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0">(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text:soft-page-break/>(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 </text:p>
      <text:p text:style-name="P86"/>
      <text:p text:style-name="P86"/>
      <text:p text:style-name="P87"><text:s/>supp 2  supp3 (enfiquecimiento funcional de genes lusy oscuridad) , , fig3 (efecto de estacionalidad, cambio de fase, amplitud, y dobles picos programa trans) ,supp 5 y supp 6 (dobles picos y amplitud), supp 7 dobles picos en chlamy, supp 8(programa transcripcional ld), supp9(programa transcription 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0-22T17:50:36.806449499</dc:date>
    <meta:editing-duration>P7DT4H49M43S</meta:editing-duration>
    <meta:editing-cycles>43</meta:editing-cycles>
    <meta:generator>LibreOffice/6.4.7.2$Linux_X86_64 LibreOffice_project/40$Build-2</meta:generator>
    <meta:document-statistic meta:table-count="0" meta:image-count="0" meta:object-count="0" meta:page-count="20" meta:paragraph-count="174" meta:word-count="8329" meta:character-count="54546" meta:non-whitespace-character-count="46332"/>
  </office:meta>
</office:document-meta>
</file>